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Normal_20_2">
      <style:table-cell-properties fo:background-color="#4472c4" style:rotation-align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Normal_20_2" style:data-style-name="N144">
      <style:table-cell-properties style:rotation-align="none"/>
    </style:style>
    <style:style style:name="ce5" style:family="table-cell" style:parent-style-name="Excel_20_Built-in_20_Currency" style:data-style-name="N14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3" table:default-cell-style-name="ce3"/>
        <table:table-column table:style-name="co2" table:default-cell-style-name="ce5"/>
        <table:table-row table:style-name="ro1">
          <table:table-cell table:style-name="ce2" office:value-type="string" calcext:value-type="string">
            <text:p>Product Group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Customer Type</text:p>
          </table:table-cell>
          <table:table-cell table:style-name="ce2"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432" calcext:value-type="float">
            <text:p><text:s/>£43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231" calcext:value-type="float">
            <text:p><text:s/>£23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322" calcext:value-type="float">
            <text:p><text:s/>£32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422" calcext:value-type="float">
            <text:p><text:s/>£42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135" calcext:value-type="float">
            <text:p><text:s/>£135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60" calcext:value-type="float">
            <text:p><text:s/>£6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219" calcext:value-type="float">
            <text:p><text:s/>£21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103" calcext:value-type="float">
            <text:p><text:s/>£103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966" calcext:value-type="float">
            <text:p><text:s/>£966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331" calcext:value-type="float">
            <text:p><text:s/>£331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508" calcext:value-type="float">
            <text:p><text:s/>£50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89" calcext:value-type="float">
            <text:p><text:s/>£8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369" calcext:value-type="float">
            <text:p><text:s/>£369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67" calcext:value-type="float">
            <text:p><text:s/>£6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56" calcext:value-type="float">
            <text:p><text:s/>£56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689" calcext:value-type="float">
            <text:p><text:s/>£68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846" calcext:value-type="float">
            <text:p><text:s/>£846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443" calcext:value-type="float">
            <text:p><text:s/>£44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773" calcext:value-type="float">
            <text:p><text:s/>£77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637" calcext:value-type="float">
            <text:p><text:s/>£637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969" calcext:value-type="float">
            <text:p><text:s/>£96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757" calcext:value-type="float">
            <text:p><text:s/>£757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886" calcext:value-type="float">
            <text:p><text:s/>£886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673" calcext:value-type="float">
            <text:p><text:s/>£67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609" calcext:value-type="float">
            <text:p><text:s/>£60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895" calcext:value-type="float">
            <text:p><text:s/>£89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773" calcext:value-type="float">
            <text:p><text:s/>£77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648" calcext:value-type="float">
            <text:p><text:s/>£64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74" calcext:value-type="float">
            <text:p><text:s/>£74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225" calcext:value-type="float">
            <text:p><text:s/>£225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977" calcext:value-type="float">
            <text:p><text:s/>£97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274" calcext:value-type="float">
            <text:p><text:s/>£274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193" calcext:value-type="float">
            <text:p><text:s/>£193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476" calcext:value-type="float">
            <text:p><text:s/>£476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335" calcext:value-type="float">
            <text:p><text:s/>£33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858" calcext:value-type="float">
            <text:p><text:s/>£858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587" calcext:value-type="float">
            <text:p><text:s/>£58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85" calcext:value-type="float">
            <text:p><text:s/>£85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249" calcext:value-type="float">
            <text:p><text:s/>£24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987" calcext:value-type="float">
            <text:p><text:s/>£987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862" calcext:value-type="float">
            <text:p><text:s/>£862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624" calcext:value-type="float">
            <text:p><text:s/>£62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130" calcext:value-type="float">
            <text:p><text:s/>£130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819" calcext:value-type="float">
            <text:p><text:s/>£81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843" calcext:value-type="float">
            <text:p><text:s/>£84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714" calcext:value-type="float">
            <text:p><text:s/>£714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703" calcext:value-type="float">
            <text:p><text:s/>£70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546" calcext:value-type="float">
            <text:p><text:s/>£546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534" calcext:value-type="float">
            <text:p><text:s/>£53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210" calcext:value-type="float">
            <text:p><text:s/>£21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980" calcext:value-type="float">
            <text:p><text:s/>£980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102" calcext:value-type="float">
            <text:p><text:s/>£10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846" calcext:value-type="float">
            <text:p><text:s/>£846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84" calcext:value-type="float">
            <text:p><text:s/>£84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899" calcext:value-type="float">
            <text:p><text:s/>£89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785" calcext:value-type="float">
            <text:p><text:s/>£785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220" calcext:value-type="float">
            <text:p><text:s/>£22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905" calcext:value-type="float">
            <text:p><text:s/>£905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948" calcext:value-type="float">
            <text:p><text:s/>£948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651" calcext:value-type="float">
            <text:p><text:s/>£651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758" calcext:value-type="float">
            <text:p><text:s/>£758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711" calcext:value-type="float">
            <text:p><text:s/>£71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193" calcext:value-type="float">
            <text:p><text:s/>£19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400" calcext:value-type="float">
            <text:p><text:s/>£400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752" calcext:value-type="float">
            <text:p><text:s/>£75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184" calcext:value-type="float">
            <text:p><text:s/>£184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819" calcext:value-type="float">
            <text:p><text:s/>£81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972" calcext:value-type="float">
            <text:p><text:s/>£972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513" calcext:value-type="float">
            <text:p><text:s/>£513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12" calcext:value-type="float">
            <text:p><text:s/>£12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190" calcext:value-type="float">
            <text:p><text:s/>£19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777" calcext:value-type="float">
            <text:p><text:s/>£777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541" calcext:value-type="float">
            <text:p><text:s/>£54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145" calcext:value-type="float">
            <text:p><text:s/>£14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83" calcext:value-type="float">
            <text:p><text:s/>£83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827" calcext:value-type="float">
            <text:p><text:s/>£827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753" calcext:value-type="float">
            <text:p><text:s/>£753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962" calcext:value-type="float">
            <text:p><text:s/>£962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478" calcext:value-type="float">
            <text:p><text:s/>£478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740" calcext:value-type="float">
            <text:p><text:s/>£740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444" calcext:value-type="float">
            <text:p><text:s/>£44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Store</text:p>
          </table:table-cell>
          <table:table-cell office:value-type="float" office:value="709" calcext:value-type="float">
            <text:p><text:s/>£70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941" calcext:value-type="float">
            <text:p><text:s/>£94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923" calcext:value-type="float">
            <text:p><text:s/>£92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37" calcext:value-type="float">
            <text:p><text:s/>£37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401" calcext:value-type="float">
            <text:p><text:s/>£40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276" calcext:value-type="float">
            <text:p><text:s/>£276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730" calcext:value-type="float">
            <text:p><text:s/>£73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958" calcext:value-type="float">
            <text:p><text:s/>£95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132" calcext:value-type="float">
            <text:p><text:s/>£13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657" calcext:value-type="float">
            <text:p><text:s/>£65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274" calcext:value-type="float">
            <text:p><text:s/>£274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862" calcext:value-type="float">
            <text:p><text:s/>£86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330" calcext:value-type="float">
            <text:p><text:s/>£33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287" calcext:value-type="float">
            <text:p><text:s/>£28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166" calcext:value-type="float">
            <text:p><text:s/>£166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562" calcext:value-type="float">
            <text:p><text:s/>£56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829" calcext:value-type="float">
            <text:p><text:s/>£82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276" calcext:value-type="float">
            <text:p><text:s/>£276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683" calcext:value-type="float">
            <text:p><text:s/>£68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936" calcext:value-type="float">
            <text:p><text:s/>£936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856" calcext:value-type="float">
            <text:p><text:s/>£856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575" calcext:value-type="float">
            <text:p><text:s/>£57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949" calcext:value-type="float">
            <text:p><text:s/>£94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569" calcext:value-type="float">
            <text:p><text:s/>£56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65" calcext:value-type="float">
            <text:p><text:s/>£65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525" calcext:value-type="float">
            <text:p><text:s/>£525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140" calcext:value-type="float">
            <text:p><text:s/>£14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447" calcext:value-type="float">
            <text:p><text:s/>£447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586" calcext:value-type="float">
            <text:p><text:s/>£586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394" calcext:value-type="float">
            <text:p><text:s/>£39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520" calcext:value-type="float">
            <text:p><text:s/>£52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656" calcext:value-type="float">
            <text:p><text:s/>£656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911" calcext:value-type="float">
            <text:p><text:s/>£911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669" calcext:value-type="float">
            <text:p><text:s/>£669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377" calcext:value-type="float">
            <text:p><text:s/>£377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667" calcext:value-type="float">
            <text:p><text:s/>£667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932" calcext:value-type="float">
            <text:p><text:s/>£93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376" calcext:value-type="float">
            <text:p><text:s/>£37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288" calcext:value-type="float">
            <text:p><text:s/>£288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200" calcext:value-type="float">
            <text:p><text:s/>£20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541" calcext:value-type="float">
            <text:p><text:s/>£54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575" calcext:value-type="float">
            <text:p><text:s/>£57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408" calcext:value-type="float">
            <text:p><text:s/>£40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831" calcext:value-type="float">
            <text:p><text:s/>£83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778" calcext:value-type="float">
            <text:p><text:s/>£778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616" calcext:value-type="float">
            <text:p><text:s/>£616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368" calcext:value-type="float">
            <text:p><text:s/>£368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72" calcext:value-type="float">
            <text:p><text:s/>£72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771" calcext:value-type="float">
            <text:p><text:s/>£77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881" calcext:value-type="float">
            <text:p><text:s/>£881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547" calcext:value-type="float">
            <text:p><text:s/>£547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914" calcext:value-type="float">
            <text:p><text:s/>£914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364" calcext:value-type="float">
            <text:p><text:s/>£364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984" calcext:value-type="float">
            <text:p><text:s/>£98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661" calcext:value-type="float">
            <text:p><text:s/>£66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994" calcext:value-type="float">
            <text:p><text:s/>£994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253" calcext:value-type="float">
            <text:p><text:s/>£25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952" calcext:value-type="float">
            <text:p><text:s/>£952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32" calcext:value-type="float">
            <text:p><text:s/>£3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445" calcext:value-type="float">
            <text:p><text:s/>£445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347" calcext:value-type="float">
            <text:p><text:s/>£34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953" calcext:value-type="float">
            <text:p><text:s/>£953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406" calcext:value-type="float">
            <text:p><text:s/>£406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308" calcext:value-type="float">
            <text:p><text:s/>£308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821" calcext:value-type="float">
            <text:p><text:s/>£821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106" calcext:value-type="float">
            <text:p><text:s/>£106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23" calcext:value-type="float">
            <text:p><text:s/>£2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505" calcext:value-type="float">
            <text:p><text:s/>£505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780" calcext:value-type="float">
            <text:p><text:s/>£78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792" calcext:value-type="float">
            <text:p><text:s/>£792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333" calcext:value-type="float">
            <text:p><text:s/>£333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738" calcext:value-type="float">
            <text:p><text:s/>£73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504" calcext:value-type="float">
            <text:p><text:s/>£50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944" calcext:value-type="float">
            <text:p><text:s/>£94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786" calcext:value-type="float">
            <text:p><text:s/>£78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103" calcext:value-type="float">
            <text:p><text:s/>£10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903" calcext:value-type="float">
            <text:p><text:s/>£90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558" calcext:value-type="float">
            <text:p><text:s/>£558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236" calcext:value-type="float">
            <text:p><text:s/>£236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2" calcext:value-type="float">
            <text:p><text:s/>£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273" calcext:value-type="float">
            <text:p><text:s/>£27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676" calcext:value-type="float">
            <text:p><text:s/>£67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812" calcext:value-type="float">
            <text:p><text:s/>£81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2" calcext:value-type="date">
            <text:p>01/02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62" calcext:value-type="float">
            <text:p><text:s/>£62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106" calcext:value-type="float">
            <text:p><text:s/>£106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311" calcext:value-type="float">
            <text:p><text:s/>£311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341" calcext:value-type="float">
            <text:p><text:s/>£341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364" calcext:value-type="float">
            <text:p><text:s/>£36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860" calcext:value-type="float">
            <text:p><text:s/>£86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579" calcext:value-type="float">
            <text:p><text:s/>£57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301" calcext:value-type="float">
            <text:p><text:s/>£30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809" calcext:value-type="float">
            <text:p><text:s/>£80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740" calcext:value-type="float">
            <text:p><text:s/>£740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960" calcext:value-type="float">
            <text:p><text:s/>£96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242" calcext:value-type="float">
            <text:p><text:s/>£24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48" calcext:value-type="float">
            <text:p><text:s/>£48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769" calcext:value-type="float">
            <text:p><text:s/>£769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868" calcext:value-type="float">
            <text:p><text:s/>£868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811" calcext:value-type="float">
            <text:p><text:s/>£811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347" calcext:value-type="float">
            <text:p><text:s/>£347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Store</text:p>
          </table:table-cell>
          <table:table-cell office:value-type="float" office:value="989" calcext:value-type="float">
            <text:p><text:s/>£989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790" calcext:value-type="float">
            <text:p><text:s/>£79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617" calcext:value-type="float">
            <text:p><text:s/>£617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609" calcext:value-type="float">
            <text:p><text:s/>£609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817" calcext:value-type="float">
            <text:p><text:s/>£81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710" calcext:value-type="float">
            <text:p><text:s/>£71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328" calcext:value-type="float">
            <text:p><text:s/>£328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254" calcext:value-type="float">
            <text:p><text:s/>£25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295" calcext:value-type="float">
            <text:p><text:s/>£295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146" calcext:value-type="float">
            <text:p><text:s/>£14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748" calcext:value-type="float">
            <text:p><text:s/>£748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20" calcext:value-type="float">
            <text:p><text:s/>£20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675" calcext:value-type="float">
            <text:p><text:s/>£67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961" calcext:value-type="float">
            <text:p><text:s/>£96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714" calcext:value-type="float">
            <text:p><text:s/>£71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709" calcext:value-type="float">
            <text:p><text:s/>£709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99" calcext:value-type="float">
            <text:p><text:s/>£99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817" calcext:value-type="float">
            <text:p><text:s/>£817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804" calcext:value-type="float">
            <text:p><text:s/>£804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759" calcext:value-type="float">
            <text:p><text:s/>£75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529" calcext:value-type="float">
            <text:p><text:s/>£52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834" calcext:value-type="float">
            <text:p><text:s/>£834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791" calcext:value-type="float">
            <text:p><text:s/>£79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314" calcext:value-type="float">
            <text:p><text:s/>£31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712" calcext:value-type="float">
            <text:p><text:s/>£71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124" calcext:value-type="float">
            <text:p><text:s/>£124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297" calcext:value-type="float">
            <text:p><text:s/>£29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Store</text:p>
          </table:table-cell>
          <table:table-cell office:value-type="float" office:value="467" calcext:value-type="float">
            <text:p><text:s/>£467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702" calcext:value-type="float">
            <text:p><text:s/>£70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421" calcext:value-type="float">
            <text:p><text:s/>£421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500" calcext:value-type="float">
            <text:p><text:s/>£50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124" calcext:value-type="float">
            <text:p><text:s/>£12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482" calcext:value-type="float">
            <text:p><text:s/>£48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47" calcext:value-type="float">
            <text:p><text:s/>£47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672" calcext:value-type="float">
            <text:p><text:s/>£672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199" calcext:value-type="float">
            <text:p><text:s/>£199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529" calcext:value-type="float">
            <text:p><text:s/>£52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661" calcext:value-type="float">
            <text:p><text:s/>£66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564" calcext:value-type="float">
            <text:p><text:s/>£564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598" calcext:value-type="float">
            <text:p><text:s/>£598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283" calcext:value-type="float">
            <text:p><text:s/>£28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473" calcext:value-type="float">
            <text:p><text:s/>£47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934" calcext:value-type="float">
            <text:p><text:s/>£934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610" calcext:value-type="float">
            <text:p><text:s/>£610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496" calcext:value-type="float">
            <text:p><text:s/>£496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Store</text:p>
          </table:table-cell>
          <table:table-cell office:value-type="float" office:value="813" calcext:value-type="float">
            <text:p><text:s/>£81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670" calcext:value-type="float">
            <text:p><text:s/>£670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110" calcext:value-type="float">
            <text:p><text:s/>£11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820" calcext:value-type="float">
            <text:p><text:s/>£820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19" calcext:value-type="float">
            <text:p><text:s/>£1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415" calcext:value-type="float">
            <text:p><text:s/>£41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298" calcext:value-type="float">
            <text:p><text:s/>£298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417" calcext:value-type="float">
            <text:p><text:s/>£417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42" calcext:value-type="float">
            <text:p><text:s/>£4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83" calcext:value-type="float">
            <text:p><text:s/>£8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840" calcext:value-type="float">
            <text:p><text:s/>£84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662" calcext:value-type="float">
            <text:p><text:s/>£66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776" calcext:value-type="float">
            <text:p><text:s/>£77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813" calcext:value-type="float">
            <text:p><text:s/>£81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319" calcext:value-type="float">
            <text:p><text:s/>£31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548" calcext:value-type="float">
            <text:p><text:s/>£548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541" calcext:value-type="float">
            <text:p><text:s/>£54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927" calcext:value-type="float">
            <text:p><text:s/>£92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182" calcext:value-type="float">
            <text:p><text:s/>£18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155" calcext:value-type="float">
            <text:p><text:s/>£155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747" calcext:value-type="float">
            <text:p><text:s/>£747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973" calcext:value-type="float">
            <text:p><text:s/>£973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280" calcext:value-type="float">
            <text:p><text:s/>£28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3" calcext:value-type="date">
            <text:p>01/03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968" calcext:value-type="float">
            <text:p><text:s/>£968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949" calcext:value-type="float">
            <text:p><text:s/>£94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572" calcext:value-type="float">
            <text:p><text:s/>£572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524" calcext:value-type="float">
            <text:p><text:s/>£52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692" calcext:value-type="float">
            <text:p><text:s/>£692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673" calcext:value-type="float">
            <text:p><text:s/>£67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241" calcext:value-type="float">
            <text:p><text:s/>£24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700" calcext:value-type="float">
            <text:p><text:s/>£700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429" calcext:value-type="float">
            <text:p><text:s/>£42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763" calcext:value-type="float">
            <text:p><text:s/>£76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54" calcext:value-type="float">
            <text:p><text:s/>£54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938" calcext:value-type="float">
            <text:p><text:s/>£938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475" calcext:value-type="float">
            <text:p><text:s/>£475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542" calcext:value-type="float">
            <text:p><text:s/>£54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547" calcext:value-type="float">
            <text:p><text:s/>£547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261" calcext:value-type="float">
            <text:p><text:s/>£261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531" calcext:value-type="float">
            <text:p><text:s/>£531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223" calcext:value-type="float">
            <text:p><text:s/>£22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560" calcext:value-type="float">
            <text:p><text:s/>£56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670" calcext:value-type="float">
            <text:p><text:s/>£67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654" calcext:value-type="float">
            <text:p><text:s/>£65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422" calcext:value-type="float">
            <text:p><text:s/>£422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707" calcext:value-type="float">
            <text:p><text:s/>£707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752" calcext:value-type="float">
            <text:p><text:s/>£75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10" calcext:value-type="float">
            <text:p><text:s/>£1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500" calcext:value-type="float">
            <text:p><text:s/>£50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377" calcext:value-type="float">
            <text:p><text:s/>£377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299" calcext:value-type="float">
            <text:p><text:s/>£29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194" calcext:value-type="float">
            <text:p><text:s/>£19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745" calcext:value-type="float">
            <text:p><text:s/>£745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960" calcext:value-type="float">
            <text:p><text:s/>£96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160" calcext:value-type="float">
            <text:p><text:s/>£160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861" calcext:value-type="float">
            <text:p><text:s/>£86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75" calcext:value-type="float">
            <text:p><text:s/>£75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930" calcext:value-type="float">
            <text:p><text:s/>£930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183" calcext:value-type="float">
            <text:p><text:s/>£18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390" calcext:value-type="float">
            <text:p><text:s/>£39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574" calcext:value-type="float">
            <text:p><text:s/>£57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174" calcext:value-type="float">
            <text:p><text:s/>£174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390" calcext:value-type="float">
            <text:p><text:s/>£39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154" calcext:value-type="float">
            <text:p><text:s/>£15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37" calcext:value-type="float">
            <text:p><text:s/>£37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113" calcext:value-type="float">
            <text:p><text:s/>£11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706" calcext:value-type="float">
            <text:p><text:s/>£706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529" calcext:value-type="float">
            <text:p><text:s/>£529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980" calcext:value-type="float">
            <text:p><text:s/>£98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998" calcext:value-type="float">
            <text:p><text:s/>£998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624" calcext:value-type="float">
            <text:p><text:s/>£62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539" calcext:value-type="float">
            <text:p><text:s/>£53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409" calcext:value-type="float">
            <text:p><text:s/>£409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Web</text:p>
          </table:table-cell>
          <table:table-cell office:value-type="float" office:value="605" calcext:value-type="float">
            <text:p><text:s/>£605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859" calcext:value-type="float">
            <text:p><text:s/>£85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127" calcext:value-type="float">
            <text:p><text:s/>£12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721" calcext:value-type="float">
            <text:p><text:s/>£72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291" calcext:value-type="float">
            <text:p><text:s/>£291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550" calcext:value-type="float">
            <text:p><text:s/>£55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296" calcext:value-type="float">
            <text:p><text:s/>£296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394" calcext:value-type="float">
            <text:p><text:s/>£394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765" calcext:value-type="float">
            <text:p><text:s/>£76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745" calcext:value-type="float">
            <text:p><text:s/>£745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164" calcext:value-type="float">
            <text:p><text:s/>£16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380" calcext:value-type="float">
            <text:p><text:s/>£38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432" calcext:value-type="float">
            <text:p><text:s/>£432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688" calcext:value-type="float">
            <text:p><text:s/>£688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505" calcext:value-type="float">
            <text:p><text:s/>£50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270" calcext:value-type="float">
            <text:p><text:s/>£27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710" calcext:value-type="float">
            <text:p><text:s/>£71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318" calcext:value-type="float">
            <text:p><text:s/>£31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358" calcext:value-type="float">
            <text:p><text:s/>£35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993" calcext:value-type="float">
            <text:p><text:s/>£99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549" calcext:value-type="float">
            <text:p><text:s/>£54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133" calcext:value-type="float">
            <text:p><text:s/>£13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144" calcext:value-type="float">
            <text:p><text:s/>£14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902" calcext:value-type="float">
            <text:p><text:s/>£902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38" calcext:value-type="float">
            <text:p><text:s/>£3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599" calcext:value-type="float">
            <text:p><text:s/>£59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951" calcext:value-type="float">
            <text:p><text:s/>£951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209" calcext:value-type="float">
            <text:p><text:s/>£209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541" calcext:value-type="float">
            <text:p><text:s/>£54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358" calcext:value-type="float">
            <text:p><text:s/>£358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568" calcext:value-type="float">
            <text:p><text:s/>£56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336" calcext:value-type="float">
            <text:p><text:s/>£336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4" calcext:value-type="date">
            <text:p>01/04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326" calcext:value-type="float">
            <text:p><text:s/>£326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886" calcext:value-type="float">
            <text:p><text:s/>£886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765" calcext:value-type="float">
            <text:p><text:s/>£765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240" calcext:value-type="float">
            <text:p><text:s/>£24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726" calcext:value-type="float">
            <text:p><text:s/>£726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367" calcext:value-type="float">
            <text:p><text:s/>£36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318" calcext:value-type="float">
            <text:p><text:s/>£31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997" calcext:value-type="float">
            <text:p><text:s/>£997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299" calcext:value-type="float">
            <text:p><text:s/>£29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312" calcext:value-type="float">
            <text:p><text:s/>£31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428" calcext:value-type="float">
            <text:p><text:s/>£428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375" calcext:value-type="float">
            <text:p><text:s/>£375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424" calcext:value-type="float">
            <text:p><text:s/>£424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799" calcext:value-type="float">
            <text:p><text:s/>£799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912" calcext:value-type="float">
            <text:p><text:s/>£912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153" calcext:value-type="float">
            <text:p><text:s/>£153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921" calcext:value-type="float">
            <text:p><text:s/>£921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883" calcext:value-type="float">
            <text:p><text:s/>£88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536" calcext:value-type="float">
            <text:p><text:s/>£536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957" calcext:value-type="float">
            <text:p><text:s/>£957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294" calcext:value-type="float">
            <text:p><text:s/>£294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96" calcext:value-type="float">
            <text:p><text:s/>£96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524" calcext:value-type="float">
            <text:p><text:s/>£524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326" calcext:value-type="float">
            <text:p><text:s/>£32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330" calcext:value-type="float">
            <text:p><text:s/>£33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573" calcext:value-type="float">
            <text:p><text:s/>£57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817" calcext:value-type="float">
            <text:p><text:s/>£817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797" calcext:value-type="float">
            <text:p><text:s/>£797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413" calcext:value-type="float">
            <text:p><text:s/>£413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106" calcext:value-type="float">
            <text:p><text:s/>£106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332" calcext:value-type="float">
            <text:p><text:s/>£33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156" calcext:value-type="float">
            <text:p><text:s/>£156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843" calcext:value-type="float">
            <text:p><text:s/>£84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451" calcext:value-type="float">
            <text:p><text:s/>£45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188" calcext:value-type="float">
            <text:p><text:s/>£188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687" calcext:value-type="float">
            <text:p><text:s/>£687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731" calcext:value-type="float">
            <text:p><text:s/>£731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974" calcext:value-type="float">
            <text:p><text:s/>£97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712" calcext:value-type="float">
            <text:p><text:s/>£712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952" calcext:value-type="float">
            <text:p><text:s/>£95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767" calcext:value-type="float">
            <text:p><text:s/>£767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145" calcext:value-type="float">
            <text:p><text:s/>£14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644" calcext:value-type="float">
            <text:p><text:s/>£644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680" calcext:value-type="float">
            <text:p><text:s/>£68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794" calcext:value-type="float">
            <text:p><text:s/>£79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476" calcext:value-type="float">
            <text:p><text:s/>£47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804" calcext:value-type="float">
            <text:p><text:s/>£804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790" calcext:value-type="float">
            <text:p><text:s/>£790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390" calcext:value-type="float">
            <text:p><text:s/>£390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758" calcext:value-type="float">
            <text:p><text:s/>£758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940" calcext:value-type="float">
            <text:p><text:s/>£94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389" calcext:value-type="float">
            <text:p><text:s/>£389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912" calcext:value-type="float">
            <text:p><text:s/>£91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806" calcext:value-type="float">
            <text:p><text:s/>£806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253" calcext:value-type="float">
            <text:p><text:s/>£25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740" calcext:value-type="float">
            <text:p><text:s/>£74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161" calcext:value-type="float">
            <text:p><text:s/>£161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692" calcext:value-type="float">
            <text:p><text:s/>£692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International</text:p>
          </table:table-cell>
          <table:table-cell office:value-type="float" office:value="914" calcext:value-type="float">
            <text:p><text:s/>£91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243" calcext:value-type="float">
            <text:p><text:s/>£243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eb</text:p>
          </table:table-cell>
          <table:table-cell office:value-type="float" office:value="533" calcext:value-type="float">
            <text:p><text:s/>£533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404" calcext:value-type="float">
            <text:p><text:s/>£40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297" calcext:value-type="float">
            <text:p><text:s/>£297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583" calcext:value-type="float">
            <text:p><text:s/>£583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482" calcext:value-type="float">
            <text:p><text:s/>£48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50" calcext:value-type="float">
            <text:p><text:s/>£50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805" calcext:value-type="float">
            <text:p><text:s/>£805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768" calcext:value-type="float">
            <text:p><text:s/>£768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439" calcext:value-type="float">
            <text:p><text:s/>£43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101" calcext:value-type="float">
            <text:p><text:s/>£101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921" calcext:value-type="float">
            <text:p><text:s/>£92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762" calcext:value-type="float">
            <text:p><text:s/>£762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600" calcext:value-type="float">
            <text:p><text:s/>£600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638" calcext:value-type="float">
            <text:p><text:s/>£638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Web</text:p>
          </table:table-cell>
          <table:table-cell office:value-type="float" office:value="265" calcext:value-type="float">
            <text:p><text:s/>£265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501" calcext:value-type="float">
            <text:p><text:s/>£501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943" calcext:value-type="float">
            <text:p><text:s/>£943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121" calcext:value-type="float">
            <text:p><text:s/>£12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646" calcext:value-type="float">
            <text:p><text:s/>£646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114" calcext:value-type="float">
            <text:p><text:s/>£114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Account Holder</text:p>
          </table:table-cell>
          <table:table-cell office:value-type="float" office:value="233" calcext:value-type="float">
            <text:p><text:s/>£233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122" calcext:value-type="float">
            <text:p><text:s/>£122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617" calcext:value-type="float">
            <text:p><text:s/>£61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612" calcext:value-type="float">
            <text:p><text:s/>£612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668" calcext:value-type="float">
            <text:p><text:s/>£668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642" calcext:value-type="float">
            <text:p><text:s/>£64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102" calcext:value-type="float">
            <text:p><text:s/>£102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351" calcext:value-type="float">
            <text:p><text:s/>£351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892" calcext:value-type="float">
            <text:p><text:s/>£89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728" calcext:value-type="float">
            <text:p><text:s/>£728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413" calcext:value-type="float">
            <text:p><text:s/>£41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5" calcext:value-type="date">
            <text:p>01/05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650" calcext:value-type="float">
            <text:p><text:s/>£650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Account Holder</text:p>
          </table:table-cell>
          <table:table-cell office:value-type="float" office:value="178" calcext:value-type="float">
            <text:p><text:s/>£178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5" calcext:value-type="float">
            <text:p><text:s/>£5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tore</text:p>
          </table:table-cell>
          <table:table-cell office:value-type="float" office:value="81" calcext:value-type="float">
            <text:p><text:s/>£81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822" calcext:value-type="float">
            <text:p><text:s/>£822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623" calcext:value-type="float">
            <text:p><text:s/>£62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895" calcext:value-type="float">
            <text:p><text:s/>£895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650" calcext:value-type="float">
            <text:p><text:s/>£650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820" calcext:value-type="float">
            <text:p><text:s/>£820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477" calcext:value-type="float">
            <text:p><text:s/>£477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re</text:p>
          </table:table-cell>
          <table:table-cell office:value-type="float" office:value="637" calcext:value-type="float">
            <text:p><text:s/>£63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668" calcext:value-type="float">
            <text:p><text:s/>£668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826" calcext:value-type="float">
            <text:p><text:s/>£826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507" calcext:value-type="float">
            <text:p><text:s/>£50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291" calcext:value-type="float">
            <text:p><text:s/>£29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899" calcext:value-type="float">
            <text:p><text:s/>£89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769" calcext:value-type="float">
            <text:p><text:s/>£769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56" calcext:value-type="float">
            <text:p><text:s/>£56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797" calcext:value-type="float">
            <text:p><text:s/>£797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340" calcext:value-type="float">
            <text:p><text:s/>£34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644" calcext:value-type="float">
            <text:p><text:s/>£64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Store</text:p>
          </table:table-cell>
          <table:table-cell office:value-type="float" office:value="230" calcext:value-type="float">
            <text:p><text:s/>£230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International</text:p>
          </table:table-cell>
          <table:table-cell office:value-type="float" office:value="243" calcext:value-type="float">
            <text:p><text:s/>£243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Account Holder</text:p>
          </table:table-cell>
          <table:table-cell office:value-type="float" office:value="282" calcext:value-type="float">
            <text:p><text:s/>£28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689" calcext:value-type="float">
            <text:p><text:s/>£689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427" calcext:value-type="float">
            <text:p><text:s/>£427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631" calcext:value-type="float">
            <text:p><text:s/>£631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555" calcext:value-type="float">
            <text:p><text:s/>£555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456" calcext:value-type="float">
            <text:p><text:s/>£456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157" calcext:value-type="float">
            <text:p><text:s/>£157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725" calcext:value-type="float">
            <text:p><text:s/>£725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726" calcext:value-type="float">
            <text:p><text:s/>£726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611" calcext:value-type="float">
            <text:p><text:s/>£611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201" calcext:value-type="float">
            <text:p><text:s/>£20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430" calcext:value-type="float">
            <text:p><text:s/>£430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re</text:p>
          </table:table-cell>
          <table:table-cell office:value-type="float" office:value="266" calcext:value-type="float">
            <text:p><text:s/>£266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ccount Holder</text:p>
          </table:table-cell>
          <table:table-cell office:value-type="float" office:value="493" calcext:value-type="float">
            <text:p><text:s/>£49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200" calcext:value-type="float">
            <text:p><text:s/>£200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74" calcext:value-type="float">
            <text:p><text:s/>£74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91" calcext:value-type="float">
            <text:p><text:s/>£91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561" calcext:value-type="float">
            <text:p><text:s/>£56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467" calcext:value-type="float">
            <text:p><text:s/>£467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69" calcext:value-type="float">
            <text:p><text:s/>£69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Account Holder</text:p>
          </table:table-cell>
          <table:table-cell office:value-type="float" office:value="855" calcext:value-type="float">
            <text:p><text:s/>£855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International</text:p>
          </table:table-cell>
          <table:table-cell office:value-type="float" office:value="371" calcext:value-type="float">
            <text:p><text:s/>£371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40" calcext:value-type="float">
            <text:p><text:s/>£40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641" calcext:value-type="float">
            <text:p><text:s/>£641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International</text:p>
          </table:table-cell>
          <table:table-cell office:value-type="float" office:value="482" calcext:value-type="float">
            <text:p><text:s/>£48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International</text:p>
          </table:table-cell>
          <table:table-cell office:value-type="float" office:value="824" calcext:value-type="float">
            <text:p><text:s/>£824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266" calcext:value-type="float">
            <text:p><text:s/>£266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Account Holder</text:p>
          </table:table-cell>
          <table:table-cell office:value-type="float" office:value="318" calcext:value-type="float">
            <text:p><text:s/>£318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818" calcext:value-type="float">
            <text:p><text:s/>£818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Store</text:p>
          </table:table-cell>
          <table:table-cell office:value-type="float" office:value="989" calcext:value-type="float">
            <text:p><text:s/>£989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622" calcext:value-type="float">
            <text:p><text:s/>£622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Web</text:p>
          </table:table-cell>
          <table:table-cell office:value-type="float" office:value="325" calcext:value-type="float">
            <text:p><text:s/>£325 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tore</text:p>
          </table:table-cell>
          <table:table-cell office:value-type="float" office:value="595" calcext:value-type="float">
            <text:p><text:s/>£595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224" calcext:value-type="float">
            <text:p><text:s/>£224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Web</text:p>
          </table:table-cell>
          <table:table-cell office:value-type="float" office:value="151" calcext:value-type="float">
            <text:p><text:s/>£151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International</text:p>
          </table:table-cell>
          <table:table-cell office:value-type="float" office:value="387" calcext:value-type="float">
            <text:p><text:s/>£387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804" calcext:value-type="float">
            <text:p><text:s/>£804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tore</text:p>
          </table:table-cell>
          <table:table-cell office:value-type="float" office:value="995" calcext:value-type="float">
            <text:p><text:s/>£995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ccount Holder</text:p>
          </table:table-cell>
          <table:table-cell office:value-type="float" office:value="343" calcext:value-type="float">
            <text:p><text:s/>£343 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b</text:p>
          </table:table-cell>
          <table:table-cell office:value-type="float" office:value="302" calcext:value-type="float">
            <text:p><text:s/>£302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eb</text:p>
          </table:table-cell>
          <table:table-cell office:value-type="float" office:value="500" calcext:value-type="float">
            <text:p><text:s/>£500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tore</text:p>
          </table:table-cell>
          <table:table-cell office:value-type="float" office:value="515" calcext:value-type="float">
            <text:p><text:s/>£515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International</text:p>
          </table:table-cell>
          <table:table-cell office:value-type="float" office:value="581" calcext:value-type="float">
            <text:p><text:s/>£581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International</text:p>
          </table:table-cell>
          <table:table-cell office:value-type="float" office:value="563" calcext:value-type="float">
            <text:p><text:s/>£563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111" calcext:value-type="float">
            <text:p><text:s/>£111 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eb</text:p>
          </table:table-cell>
          <table:table-cell office:value-type="float" office:value="604" calcext:value-type="float">
            <text:p><text:s/>£604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b</text:p>
          </table:table-cell>
          <table:table-cell office:value-type="float" office:value="817" calcext:value-type="float">
            <text:p><text:s/>£817 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ccount Holder</text:p>
          </table:table-cell>
          <table:table-cell office:value-type="float" office:value="453" calcext:value-type="float">
            <text:p><text:s/>£453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Web</text:p>
          </table:table-cell>
          <table:table-cell office:value-type="float" office:value="323" calcext:value-type="float">
            <text:p><text:s/>£323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Brighton &amp; Hove</text:p>
          </table:table-cell>
          <table:table-cell office:value-type="string" calcext:value-type="string">
            <text:p>Account Holder</text:p>
          </table:table-cell>
          <table:table-cell office:value-type="float" office:value="862" calcext:value-type="float">
            <text:p><text:s/>£862 </text:p>
          </table:table-cell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ccount Holder</text:p>
          </table:table-cell>
          <table:table-cell office:value-type="float" office:value="569" calcext:value-type="float">
            <text:p><text:s/>£569 </text:p>
          </table:table-cell>
        </table:table-row>
        <table:table-row table:style-name="ro1">
          <table:table-cell office:value-type="string" calcext:value-type="string">
            <text:p>Toys &amp; Children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International</text:p>
          </table:table-cell>
          <table:table-cell office:value-type="float" office:value="641" calcext:value-type="float">
            <text:p><text:s/>£641 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ore</text:p>
          </table:table-cell>
          <table:table-cell office:value-type="float" office:value="334" calcext:value-type="float">
            <text:p><text:s/>£334 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date" office:date-value="2023-01-06" calcext:value-type="date">
            <text:p>01/06/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International</text:p>
          </table:table-cell>
          <table:table-cell office:value-type="float" office:value="396" calcext:value-type="float">
            <text:p><text:s/>£39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4P0" style:volatile="true">
      <number:month number:style="long"/>
      <number:text>/</number:text>
      <number:day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4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43:34.507112388</meta:creation-date>
    <dc:date>2024-03-27T10:26:39.153905153</dc:date>
    <meta:editing-duration>PT7M46S</meta:editing-duration>
    <meta:editing-cycles>3</meta:editing-cycles>
    <meta:generator>LibreOffice/7.3.7.2$Linux_X86_64 LibreOffice_project/30$Build-2</meta:generator>
    <meta:document-statistic meta:table-count="1" meta:cell-count="2500" meta:object-count="0"/>
  </office:meta>
</office:document-meta>
</file>